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1 Ref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1 Ref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1 Ref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1 Re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1 Ref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1 Ref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1 Ref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1 Ref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1 Ref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1 Ref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1 Ref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1 Ref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2 Ref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2 Ref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2 Ref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2 Ref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2 Ref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2 Re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2 Ref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2 Ref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2 Ref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2 Ref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2 Ref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2 Ref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Bearing Outer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earing Outer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earing Outer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Bearing Inner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earing Outer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Bearing Outer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Bearing Fron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Bearing Fron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Bearing Outer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Bearing Outer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Bearing Oute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earing Zero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Bearing Ref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Bearing Ref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Bearing Ref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Bearing Inne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earing Ref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ATR Ref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ATR Ref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ATR Ref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ATR Ref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Right Wall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ight Wall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ight Wall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Right Wall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cale Bar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cale Bar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cale Ba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cale Bar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cale Bar</text:p>
          </table:table-cell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Scale Bar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Bearing Outer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LATR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ATR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ight Wall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ATR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LATR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ight Wall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LATR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LATR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LATR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Right Wall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Right Wall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LATR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Right Wall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LATR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Left Wall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Left Wall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Bearing Front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Bearing Outer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ATR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Left Wall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Left Wall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Left Wall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Bearing Front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Left Wall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Left Wall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Left Wall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Left Wall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Left Wall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Bearing Front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Left Wall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Left Wall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Left Wall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Left Wall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Left Wall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Bearing Front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Bearing Outer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Bearing Inner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Bearing Outer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1</text:p>
          </table:table-cell>
        </table:table-row>
      </table:table>
      <table:named-expressions/>
      <table:database-ranges>
        <table:database-range table:name="__Anonymous_Sheet_DB__0" table:target-range-address="Sheet1.A1:Sheet1.B14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/00/0000</text:date>, <text:time style:data-style-name="N2" text:time-value="09:06:28.5533122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13:11:14.250718862</meta:creation-date>
    <dc:date>2025-04-02T09:48:57.976535871</dc:date>
    <meta:editing-duration>P8DT23H29M45S</meta:editing-duration>
    <meta:editing-cycles>9</meta:editing-cycles>
    <meta:generator>LibreOffice/24.8.4.2$Linux_X86_64 LibreOffice_project/480$Build-2</meta:generator>
    <meta:document-statistic meta:table-count="1" meta:cell-count="308" meta:object-count="0"/>
  </office:meta>
</office:document-meta>
</file>